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5.15pt"/>
    </style:style>
    <style:style style:name="co4" style:family="table-column">
      <style:table-column-properties fo:break-before="auto" style:column-width="32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name-complex="DejaVu Sans" style:font-size-complex="10pt" style:language-complex="fa" style:country-complex="IR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versitie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ource:</text:p>
          </table:table-cell>
          <table:table-cell table:style-name="ce4" office:value-type="string" calcext:value-type="string" table:number-columns-spanned="10" table:number-rows-spanned="1">
            <text:p><text:a xlink:href="https://www.topuniversities.com/university-rankings/university-subject-rankings/2019/computer-science-information-systems" xlink:type="simple">https://www.topuniversities.com/university-rankings/university-subject-rankings/2019/computer-science-information-systems</text:a></text:p>
          </table:table-cell>
          <table:covered-table-cell table:number-columns-repeated="9" table:style-name="ce1"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bout:</text:p>
          </table:table-cell>
          <table:table-cell table:style-name="ce4" office:value-type="string" calcext:value-type="string" table:number-columns-spanned="10" table:number-rows-spanned="1">
            <text:p>Introducing top universities to help Iranian CE students make a better decision.</text:p>
          </table:table-cell>
          <table:covered-table-cell table:number-columns-repeated="9" table:style-name="ce1"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Universit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/Province</text:p>
          </table:table-cell>
          <table:table-cell table:style-name="ce1" office:value-type="string" calcext:value-type="string">
            <text:p>IRI Min. of Science Rank</text:p>
          </table:table-cell>
          <table:table-cell table:style-name="ce1" office:value-type="string" calcext:value-type="string">
            <text:p>World Rank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p Home</text:p>
          </table:table-cell>
          <table:table-cell table:style-name="ce1" office:value-type="string" calcext:value-type="string">
            <text:p>App Form</text:p>
          </table:table-cell>
          <table:table-cell table:style-name="ce1" office:value-type="string" calcext:value-type="string">
            <text:p>Sec Mail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<text:s/>Tempe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<text:s/>Chestnut Hill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randeis University</text:p>
          </table:table-cell>
          <table:table-cell office:value-type="string" calcext:value-type="string">
            <text:p><text:s/>Waltham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rown University</text:p>
          </table:table-cell>
          <table:table-cell office:value-type="string" calcext:value-type="string">
            <text:p><text:s/>Providence</text:p>
          </table:table-cell>
          <table:table-cell office:value-type="string" calcext:value-type="string">
            <text:p><text:s/>RI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alifornia Institute of Technology (Caltech)</text:p>
          </table:table-cell>
          <table:table-cell office:value-type="string" calcext:value-type="string">
            <text:p><text:s/>Pasadena</text:p>
          </table:table-cell>
          <table:table-cell office:value-type="string" calcext:value-type="string">
            <text:p><text:s/>CA <text:s text:c="3"/>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<text:s/>Pittsburgh</text:p>
          </table:table-cell>
          <table:table-cell office:value-type="string" calcext:value-type="string">
            <text:p><text:s/>PA <text:s text:c="14"/>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<text:s/>Cleveland</text:p>
          </table:table-cell>
          <table:table-cell office:value-type="string" calcext:value-type="string">
            <text:p><text:s/>OH <text:s text:c="5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<text:s/>New York</text:p>
          </table:table-cell>
          <table:table-cell office:value-type="string" calcext:value-type="string">
            <text:p><text:s/>NY <text:s text:c="13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<text:s/>Ithaca</text:p>
          </table:table-cell>
          <table:table-cell office:value-type="string" calcext:value-type="string">
            <text:p><text:s/>NY <text:s text:c="5"/>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artmouth Colleg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<text:s/>Durham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mory University</text:p>
          </table:table-cell>
          <table:table-cell office:value-type="string" calcext:value-type="string">
            <text:p><text:s/>Atlant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<text:s/>Fairfax</text:p>
          </table:table-cell>
          <table:table-cell office:value-type="string" calcext:value-type="string">
            <text:p><text:s/>VA <text:s text:c="9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<text:s/>Washington</text:p>
          </table:table-cell>
          <table:table-cell office:value-type="string" calcext:value-type="string">
            <text:p><text:s/>D.C 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<text:s/>Atlant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<text:s/>Cambridge</text:p>
          </table:table-cell>
          <table:table-cell office:value-type="string" calcext:value-type="string">
            <text:p><text:s/>MA <text:s text:c="2"/>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ndiana University - Bloomington</text:p>
          </table:table-cell>
          <table:table-cell office:value-type="string" calcext:value-type="string">
            <text:p><text:s/>IN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<text:s/>Ames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ohns Hopkins University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assachusetts Institute of Technology 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<text:s/>East Lansing</text:p>
          </table:table-cell>
          <table:table-cell office:value-type="string" calcext:value-type="string">
            <text:p><text:s/>Michigan <text:s text:c="7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ew York University (NYU)</text:p>
          </table:table-cell>
          <table:table-cell office:value-type="string" calcext:value-type="string">
            <text:p><text:s/>New York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 at Raleigh</text:p>
          </table:table-cell>
          <table:table-cell office:value-type="string" calcext:value-type="string">
            <text:p><text:s/>NC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<text:s/>Boston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western University </text:p>
          </table:table-cell>
          <table:table-cell office:value-type="string" calcext:value-type="string">
            <text:p><text:s/>Evanston</text:p>
          </table:table-cell>
          <table:table-cell office:value-type="string" calcext:value-type="string">
            <text:p><text:s/>IL <text:s text:c="5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<text:s/>Columbus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<text:s/>University Park Campus</text:p>
          </table:table-cell>
          <table:table-cell office:value-type="string" calcext:value-type="string">
            <text:p><text:s/>University Park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<text:s/>Princeton</text:p>
          </table:table-cell>
          <table:table-cell office:value-type="string" calcext:value-type="string">
            <text:p><text:s/>NJ <text:s/>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<text:s/>West Lafayette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<text:s/>Troy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<text:s/>Housto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ockefeller University</text:p>
          </table:table-cell>
          <table:table-cell office:value-type="string" calcext:value-type="string">
            <text:p><text:s/>New York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<text:s/>The State University of New Jersey - New Brunswick 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<text:s/>Stanford</text:p>
          </table:table-cell>
          <table:table-cell office:value-type="string" calcext:value-type="string">
            <text:p><text:s/>CA <text:s text:c="2"/>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<text:s/>NY <text:s text:c="2"/>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College Station</text:p>
          </table:table-cell>
          <table:table-cell office:value-type="string" calcext:value-type="string">
            <text:p><text:s/>TX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ufts University</text:p>
          </table:table-cell>
          <table:table-cell office:value-type="string" calcext:value-type="string">
            <text:p><text:s/>Medford</text:p>
          </table:table-cell>
          <table:table-cell office:value-type="string" calcext:value-type="string">
            <text:p><text:s/>MA <text:s text:c="8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<text:s/>Tucson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Berkeley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Davis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Irvine <text:s text:c="9"/>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 (UCLA)</text:p>
          </table:table-cell>
          <table:table-cell office:value-type="string" calcext:value-type="string">
            <text:p><text:s/>Los Angeles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Riverside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ta Barbara <text:s text:c="8"/>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ta Cruz 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 (UCSD)</text:p>
          </table:table-cell>
          <table:table-cell office:value-type="string" calcext:value-type="string">
            <text:p><text:s/>San Diego <text:s text:c="7"/>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<text:s/>Chicago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olorado at Bould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olorado at Denv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<text:s/>Newark</text:p>
          </table:table-cell>
          <table:table-cell office:value-type="string" calcext:value-type="string">
            <text:p><text:s/>DE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<text:s/>Florida</text:p>
          </table:table-cell>
          <table:table-cell office:value-type="string" calcext:value-type="string">
            <text:p><text:s/>Gainesville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<text:s/>Honolulu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<text:s/>Urbana–Champaig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<text:s/>Chicago (UIC) 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<text:s/>Iowa</text:p>
          </table:table-cell>
          <table:table-cell office:value-type="string" calcext:value-type="string">
            <text:p><text:s/>Iowa City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<text:s/>college park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<text:s/>Amherst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<text:s/>Coral Gabels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<text:s/>Ann Arbor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<text:s/>Twin Cities</text:p>
          </table:table-cell>
          <table:table-cell office:value-type="string" calcext:value-type="string">
            <text:p><text:s/>Minneapolis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</text:p>
          </table:table-cell>
          <table:table-cell office:value-type="string" calcext:value-type="string">
            <text:p><text:s/>at Chapel Hill</text:p>
          </table:table-cell>
          <table:table-cell office:value-type="string" calcext:value-type="string">
            <text:p><text:s/>Chapel Hill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Notre Dame</text:p>
          </table:table-cell>
          <table:table-cell office:value-type="string" calcext:value-type="string">
            <text:p><text:s/>Notre Dame</text:p>
          </table:table-cell>
          <table:table-cell office:value-type="string" calcext:value-type="string">
            <text:p><text:s/>IN <text:s text:c="4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<text:s/>Philadelphia</text:p>
          </table:table-cell>
          <table:table-cell office:value-type="string" calcext:value-type="string">
            <text:p><text:s/>PA <text:s text:c="3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<text:s/>Pittsburgh</text:p>
          </table:table-cell>
          <table:table-cell office:value-type="string" calcext:value-type="string">
            <text:p><text:s/>PA <text:s text:c="7"/>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Rochester</text:p>
          </table:table-cell>
          <table:table-cell office:value-type="string" calcext:value-type="string">
            <text:p><text:s/>Rochester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<text:s/>Charlottesville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<text:s/>Madison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<text:s/>Nashville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. Loui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<text:s/>New Haven</text:p>
          </table:table-cell>
          <table:table-cell office:value-type="string" calcext:value-type="string">
            <text:p><text:s/>CT <text:s text:c="33"/>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Yeshiva University</text:p>
          </table:table-cell>
          <table:table-cell office:value-type="string" calcext:value-type="string">
            <text:p><text:s/>New York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<text:s/>Norman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olorado School of Mines</text:p>
          </table:table-cell>
          <table:table-cell office:value-type="string" calcext:value-type="string">
            <text:p><text:s/>Golden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<text:s/>Syracuse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/>
          <table:table-cell office:value-type="string" calcext:value-type="string">
            <text:p><text:s/>LA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issouri - Columbia</text:p>
          </table:table-cell>
          <table:table-cell/>
          <table:table-cell office:value-type="string" calcext:value-type="string">
            <text:p><text:s/>MO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berhard Karl’s Universität Tübing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Homboldt-Universität zu Berl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Johann Wolfgang Goethe-Universität Frankfurt am Ma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Ludwig-Maximilians-Universität Münch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Rheinisch-Westfälische Technische Hochschule Aach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Technische Universität Berl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Technische Universität Münch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Bon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Freibur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Götting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Hambur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Karlsruh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American University of Sharjah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Khalifa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United Arab Emirates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Aalborg Universitet (Aalborg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Aarhus Universitet (University of Aarhus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Arkitektskolen i Åarhus (School of Architecture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marks Tekniske Universitet (Technical University of Denmark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Kobenhavns Universitet (University of Copenhagen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University of Southern Denmark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Bashkir State University, (Ufa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Bauman Moscow State Technical University (National Research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Gubkin Russian State University of oil and Ga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Kazan (Volga Region) Federal University</text:p>
          </table:table-cell>
          <table:table-cell office:value-type="string" calcext:value-type="string">
            <text:p>Moscow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Kazan National Research Technical University – KAI named after A.N.Tupplev</text:p>
          </table:table-cell>
          <table:table-cell office:value-type="string" calcext:value-type="string">
            <text:p>Kazan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Kazan National Research Technological University, (Kazan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Lobachevsky State University of Nizhni Novgorod,  (Nizhni Novgorod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Lomonosov Moscow State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 Aviation Institute (National Research University)</text:p>
          </table:table-cell>
          <table:table-cell office:value-type="string" calcext:value-type="string">
            <text:p>Moscow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 institute of Physics and Technolog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 State Institute of International Relations, MGIMO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 State University of Civil engineering(MGSU), Moscow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National Research University “Moscow Power Engineering Institute”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Peter the Great St. Petersburg Polytechnic University</text:p>
          </table:table-cell>
          <table:table-cell office:value-type="string" calcext:value-type="string">
            <text:p>Moscow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Academy of Scienc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State Agrarian University – MTAA, named after K.A. Timiryazev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state Hydro meteorological University , (Saint Petersburg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state University of physical Education Sport, youth and Tourism (Moscow)</text:p>
          </table:table-cell>
          <table:table-cell office:value-type="string" calcext:value-type="string">
            <text:p>Moscow</text:p>
          </table:table-cell>
          <table:table-cell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Saint Petersburg Mining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Saint Petersburg State University, (Saint Petersburg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Nanyang Technological University (NTU)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halmers tekniska hogskola (Chalmers University of Technolog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Göteborgs Universitet (Goteborg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Karolinska institutet (The Karolinska Institute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Kungliga Tekniska Högskolan — KTH (Royal Institute of Technology)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Linköpings universitet (Linkopings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Lulea Tekniska Universitet (Lulea University of Technolog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Lunds universitet (Lund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tokholm Universitet (Stockholm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veriges Lantbruksuniversitet — SLU (The Swedish University of Agricultural Sciences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Umeå universitet (Umea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Uppsala Universitet (Uppsala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cole Polytechnique Federale of Lausanne (EPFL)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TH Zurich (Swiss Federal Institute of Technology) 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a della Svizzera Italian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é de Fribourg (Fribourg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é de Neucahtel (Neucahtel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Basel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St Gallen (HSG)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Agro Paris Tech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 Centrale de Nant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Centrale Supérieure de Ly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 Centrale Supérieure,Pari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National  des Ponts et Chaussées (École des Ponts Paris Tech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Normale Supérieure de Cacha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Normale Supérieure de Ly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Normale Supérieure de paris (ENS paris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 Polytechnique –Paris Tech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Polytechnique Universitaire de Marseil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Supérieure d’Électricité (Supelec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Museum National d’Histoire Naturel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’Aix-Marseil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rdeaux 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rdeaux 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rdeaux I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rdeaux IV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urgogne, Dij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Ca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Cergy-Pontois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Clermont-Ferrand (I-II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Franche-Comte,Besanc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la Rochel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ille I – Sciences et Technologi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ille II - Droit et Santé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ille III – Charles de Gaull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Limog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orrai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Sorbonne Université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Metz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yon I – Claude Bernar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yon II – Lumière Lyon 2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yon III – Jean Moulin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Montpellier 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Montpellier 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Montpellier III- Paul Valér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Nant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Nice Sophia Antipoli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Pau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Perpigna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Picardie Jules Ver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Poitier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Reims Champagne – Arde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Renne 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Renne 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Rouen – Haute Normandi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Strasbour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echnologie de Belfort-Montbeliar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echnologie de Compiègne (UTC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echnologie de Troy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oulon et du Va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oulouse I - Capito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oulouse II – Jean Jaurès le Mirail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oulouse III - Paul Sabati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François Rabelais de Tou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Grenoble Alp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Jean Monnet Saint-Etie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nthéon-Assas (Paris 2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 1 Panthéon - Sorbo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 Dauphine – Paris 9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 Descartes-Paris V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 Diderot (paris VII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 Ouest Nanterre la Défense – Paris X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Paris Sud – Paris 1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Paris X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Paris XI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Sorbonne Nouvelle – Paris I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 la Recherche Agronomiqu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s Télécommunications (INT)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Polytechnique de Grenob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Polytechnique de Toulous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 Supérieure de  l'Aéronautique et de  l'Espace (ISAE-SUPAERO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 Sciences Appliqu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 la Recherche Agronomiqu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s Télécommunications (INT)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Polytechnique de Grenob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Polytechnique de Toulous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 Supérieure de  l'Aéronautique et de  l'Espace (ISAE-SUPAERO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Laval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éal School of Higher Commercial Studies (HEC Montréal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cMaster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Queen's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 (UBC)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Ottawa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Victoria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oncordia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Ecole de Technologie Supérieure, University of Quebec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Ryerson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The University of Western Ontario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é du Québec à Montréal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Northern British Colombi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é du Québec à Québec 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Manitoba   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Saskatchewan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New Brunswick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Regin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ational Institute Scientific Research, University of Quebec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Windsor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Delft university of Technolog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indhoven university of Technolog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rasmus University Rotterdam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Maastricht university (universiteit Maastricht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Radbound University Nijmeg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Tilburg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 (Universiteit Van Amsterdam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University of Groning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University of Twent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Utrecht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Vrije Universiteit Amsterdam (Free university Amsterdam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Birkbeck College, University of Lond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Heriot-watt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Cardiff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Cranfield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urham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oldsmiths, University of Lond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King’s College London (University of London)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Lancaster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London Business School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Liverpool School of Tropical Medici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ity University of Lond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London School of Economics and Political Science (LSE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London School of Hygiene and Tropical Medici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Loughborough Unive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Swansea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SOAS - School of Oriental and African Studies, University of London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The Institute of Cancer Research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Royal College of Art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Royal Northern College of Music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Royal Veterinary College, University of Lond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Royal College of Music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Newcastle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Queen Mary, University of Lond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Queen's University Belfast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Royal Holloway, University of Lond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The University of Manchest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The University of Nottingham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The University of Shef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The University of Warwick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CL – London’s Global University (University College London)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Aberde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Bath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Birmingham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Bradfor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Cambridge 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Dunde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Exet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Glasgow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Leicester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Liverpool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Readin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Southampton  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St. Andrew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Surre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Sussex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the Arts Lond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York   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Kent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Essex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Salfor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Keele 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Tsinghua University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eking Universit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The Hong Kong University of Science and Technology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The University of Tokyo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e University of Melbourn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The University of Hong Kong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Technical University of Munich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Politecnico di Milano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Politecnico di Torino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Scuola Normale Superiore di Pisa (SNS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Scuola Superiore di Studi Universitari e di perfezionamento Sant' Anna (SSSA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ả Cả Foscari di Venezi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Cattolica del Sacro Cuore – Milano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ả degli Stadi di Milano- Bicocc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Bar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Bologn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Catani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Firenz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Genov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Milano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ả degli Studi di Modena e Reggio Emili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Napoli “Federico II”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Padov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palermo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Pavi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Perugi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Pis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Roma “La Sapienza”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ả Degli Studi di Roma Tor Vergat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ả degli Studi di Roma Tr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Sien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Torino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a degli studi di Triest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Universitả Degli Studi di Veron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ea Advanced Institute of Science &amp; Technology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Seoul National Universit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The University of Sydney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National Taiwan University (NTU) 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cole Polytechnique</text:p>
          </table:table-cell>
          <table:table-cell table:number-columns-repeated="3"/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City University of Hong Kong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ian Institute of Technology Bombay (IITB)</text:p>
          </table:table-cell>
          <table:table-cell table:number-columns-repeated="3"/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ian Institute of Technology Delhi (IITD)</text:p>
          </table:table-cell>
          <table:table-cell table:number-columns-repeated="3"/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table:number-columns-repeated="3"/>
          <table:table-cell office:value-type="string" calcext:value-type="string">
            <text:p>5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Karlsruhe Institute of Technology</text:p>
          </table:table-cell>
          <table:table-cell table:number-columns-repeated="3"/>
          <table:table-cell office:value-type="string" calcext:value-type="string">
            <text:p>51-100</text:p>
          </table:table-cell>
          <table:table-cell table:number-columns-repeated="1018"/>
        </table:table-row>
      </table:table>
      <table:table table:name="Job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ec. Email</text:p>
          </table:table-cell>
          <table:table-cell office:value-type="string" calcext:value-type="string">
            <text:p>App Form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Mercedes-AMG Petronas</text:p>
          </table:table-cell>
          <table:table-cell table:number-columns-repeated="2"/>
          <table:table-cell office:value-type="string" calcext:value-type="string">
            <text:p><text:a xlink:href="https://careers.mercedesamgf1.com/vacancies/" xlink:type="simple">https://careers.mercedesamgf1.com/vacancies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07:55:37.288695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1:52:27.005977114</meta:creation-date>
    <dc:date>2019-11-15T07:57:21.002538217</dc:date>
    <meta:editing-duration>PT37M17S</meta:editing-duration>
    <meta:editing-cycles>14</meta:editing-cycles>
    <meta:generator>LibreOffice/6.0.7.3$Linux_X86_64 LibreOffice_project/00m0$Build-3</meta:generator>
    <meta:document-statistic meta:table-count="2" meta:cell-count="1306" meta:object-count="0"/>
  </office:meta>
</office:document-meta>
</file>